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style:font-size-asian="8pt" style:font-size-complex="8pt"/>
    </style:style>
    <style:style style:name="P2" style:family="paragraph" style:parent-style-name="Text_20_body">
      <style:text-properties style:font-name="Droid Sans" fo:font-size="14pt" officeooo:rsid="000d74cb" officeooo:paragraph-rsid="000d74cb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Droid Sans" fo:font-size="16pt" fo:font-weight="bold" officeooo:rsid="000c5ef7" officeooo:paragraph-rsid="000c5ef7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rsid="000c5ef7" officeooo:paragraph-rsid="000c5ef7"/>
    </style:style>
    <style:style style:name="P5" style:family="paragraph" style:parent-style-name="Text_20_body">
      <style:text-properties fo:font-size="14pt" officeooo:rsid="000e6ece" officeooo:paragraph-rsid="000e6ece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ourier New" fo:font-size="12pt" officeooo:rsid="000e6ece" officeooo:paragraph-rsid="000e6ece" style:font-size-asian="12pt" style:font-size-complex="12pt"/>
    </style:style>
    <style:style style:name="P7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12pt" officeooo:rsid="000a5c83" officeooo:paragraph-rsid="000a5c83" style:font-size-asian="12pt" style:font-size-complex="12pt"/>
    </style:style>
    <style:style style:name="P8" style:family="paragraph" style:parent-style-name="Text_20_body">
      <style:text-properties style:font-name="Droid Sans" fo:font-size="14pt" officeooo:rsid="000c5ef7" officeooo:paragraph-rsid="000c5ef7" style:font-size-asian="14pt" style:font-size-complex="14pt"/>
    </style:style>
    <style:style style:name="P9" style:family="paragraph" style:parent-style-name="Text_20_body">
      <style:text-properties style:font-name="Droid Sans" fo:font-size="14pt" officeooo:rsid="000d74cb" officeooo:paragraph-rsid="000d74cb" style:font-size-asian="14pt" style:font-size-complex="14pt"/>
    </style:style>
    <style:style style:name="P10" style:family="paragraph" style:parent-style-name="Text_20_body">
      <style:text-properties style:font-name="Droid Sans" fo:font-size="14pt" officeooo:rsid="000fdc7b" officeooo:paragraph-rsid="000fdc7b" style:font-size-asian="14pt" style:font-size-complex="14pt"/>
    </style:style>
    <style:style style:name="P11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12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13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40pt" fo:font-style="italic" officeooo:rsid="000fdc7b" officeooo:paragraph-rsid="000fdc7b" style:font-name-asian="Droid Sans Fallback" style:font-size-asian="40pt" style:font-style-asian="italic" style:font-name-complex="Lohit Hindi" style:font-size-complex="40pt" style:font-style-complex="italic"/>
    </style:style>
    <style:style style:name="P14" style:family="paragraph" style:parent-style-name="Heading_20_1">
      <style:paragraph-properties fo:margin-top="0.199cm" fo:margin-bottom="0cm" style:contextual-spacing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officeooo:paragraph-rsid="000a5c83"/>
    </style:style>
    <style:style style:name="P15" style:family="paragraph" style:parent-style-name="Frame_20_contents">
      <style:paragraph-properties fo:text-align="center" style:justify-single-word="false"/>
      <style:text-properties style:font-name="Comic Sans MS" fo:font-size="10pt" officeooo:rsid="000a5c83" officeooo:paragraph-rsid="000a5c83" style:font-size-asian="10pt" style:font-size-complex="10pt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officeooo:rsid="000a5c83" style:font-name-asian="Droid Sans Fallback" style:font-name-complex="Lohit Hindi"/>
    </style:style>
    <style:style style:name="T3" style:family="text">
      <style:text-properties style:font-name="Droid Sans"/>
    </style:style>
    <style:style style:name="T4" style:family="text">
      <style:text-properties style:text-position="super 58%" style:font-name="Droid Sans"/>
    </style:style>
    <style:style style:name="T5" style:family="text">
      <style:text-properties officeooo:rsid="000fdc7b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h text:style-name="P12" text:outline-level="1">Python <text:span text:style-name="T1">Pi </text:span><text:span text:style-name="T2">Challenge</text:span></text:h>
      <text:h text:style-name="P13" text:outline-level="1">Remote Control</text:h>
      <text:h text:style-name="P14" text:outline-level="1"/>
      <text:p text:style-name="Text_20_body"><draw:frame draw:style-name="fr1" draw:name="Frame3" text:anchor-type="paragraph" svg:x="-0.034cm" svg:y="0.256cm" svg:width="17.067cm" draw:z-index="2"><draw:text-box fo:min-height="1.598cm"><text:p text:style-name="P7">The Pi Challenges</text:p><text:p text:style-name="P15">No code provided for you this time! <text:s/>Can you figure out how to write it yourself?</text:p></draw:text-box></draw:frame></text:p>
      <text:p text:style-name="P10">In Project 6, our photo booth, we took a photo when you press the big red button. <text:s/>Can you change this to use the infra-red remote control? <text:s/>Then you can take photos from the other side of the room!</text:p>
      <text:p text:style-name="P4"/>
      <text:p text:style-name="P3">Hints</text:p>
      <text:p text:style-name="P8"/>
      <text:p text:style-name="P2"><text:s/><text:span text:style-name="T5">Read up how the remote control works with the Pi on the Interne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0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1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5-01-22T22:58:14.274145018</dc:date>
    <dc:creator>Geoff Macartney</dc:creator>
    <meta:editing-duration>PT3H20M5S</meta:editing-duration>
    <meta:editing-cycles>22</meta:editing-cycles>
    <meta:generator>LibreOffice/4.2.7.2$Linux_x86 LibreOffice_project/420m0$Build-2</meta:generator>
    <meta:printed-by>Geoff Macartney</meta:printed-by>
    <meta:print-date>2014-03-24T23:40:41</meta:print-date>
    <meta:document-statistic meta:table-count="0" meta:image-count="2" meta:object-count="0" meta:page-count="1" meta:paragraph-count="9" meta:word-count="99" meta:character-count="559" meta:non-whitespace-character-count="465"/>
  </office:meta>
</office:document-meta>
</file>